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Nih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24">
            <text:p>24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4407.48528827999">
            <text:p>￥4.407</text:p>
          </table:table-cell>
          <table:table-cell table:style-name="ce6" table:formula="of:=[.F2]-[.B3]/[.B4]" office:value-type="currency" office:currency="JPY" office:value="4407.48528827999">
            <text:p>￥4.407</text:p>
          </table:table-cell>
          <table:table-cell table:style-name="ce15" table:formula="of:=[.G2]*0.0076" office:value-type="currency" office:currency="EUR" office:value="33.4968881909279">
            <text:p>33,50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3598.4021467054">
            <text:p>￥3.598</text:p>
          </table:table-cell>
          <table:table-cell table:formula="of:=[.F3]-[.B3]/[.B4]" office:value-type="currency" office:currency="JPY" office:value="3598.4021467054">
            <text:p>￥3.598</text:p>
          </table:table-cell>
          <table:table-cell table:style-name="ce16" table:formula="of:=[.G3]*0.0076" office:value-type="currency" office:currency="EUR" office:value="27.3478563149611">
            <text:p>27,35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7.0720100692026">
            <text:p>27,07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0.1">
            <text:p>0,1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2607.84121186866">
            <text:p>￥2.608</text:p>
          </table:table-cell>
          <table:table-cell table:style-name="ce14" table:formula="of:=[.F4]-[.B3]/[.B4]" office:value-type="currency" office:currency="JPY" office:value="2607.84121186866">
            <text:p>￥2.608</text:p>
          </table:table-cell>
          <table:table-cell table:style-name="ce17" table:formula="of:=[.G4]*0.0076" office:value-type="currency" office:currency="EUR" office:value="19.8195932102018">
            <text:p>19,8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EPS</text:p>
          </table:table-cell>
          <table:table-cell table:style-name="ce5" office:value-type="currency" office:currency="JPY" office:value="197">
            <text:p>￥19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98.5">
            <text:p>￥99</text:p>
          </table:table-cell>
          <table:table-cell table:style-name="ce7"/>
          <table:table-cell table:formula="of:=[.B8]/(1+[.D2])^(1/4)" office:value-type="currency" office:currency="JPY" office:value="96.8479173799999">
            <text:p>￥97</text:p>
          </table:table-cell>
          <table:table-cell table:formula="of:=[.B5]/2" office:value-type="currency" office:currency="JPY" office:value="98.5">
            <text:p>￥99</text:p>
          </table:table-cell>
          <table:table-cell table:style-name="ce8"/>
          <table:table-cell table:formula="of:=[.E8]/(1+[.D3])^(1/4)" office:value-type="currency" office:currency="JPY" office:value="96.5114400857604">
            <text:p>￥97</text:p>
          </table:table-cell>
          <table:table-cell table:formula="of:=[.B5]/2" office:value-type="currency" office:currency="JPY" office:value="98.5">
            <text:p>￥99</text:p>
          </table:table-cell>
          <table:table-cell table:style-name="ce9"/>
          <table:table-cell table:formula="of:=[.H8]/(1+[.D4])^(1/4)" office:value-type="currency" office:currency="JPY" office:value="96.1807278331166">
            <text:p>￥96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212.76">
            <text:p>￥213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JPY" office:value="198.841121495327">
            <text:p>￥199</text:p>
          </table:table-cell>
          <table:table-cell table:formula="of:=[.B5]*(1+[.F9])" office:value-type="currency" office:currency="JPY" office:value="210.79">
            <text:p>￥211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JPY" office:value="194.276497695853">
            <text:p>￥194</text:p>
          </table:table-cell>
          <table:table-cell table:formula="of:=[.B5]*(1+[.I9])" office:value-type="currency" office:currency="JPY" office:value="202.91">
            <text:p>￥203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JPY" office:value="184.463636363636">
            <text:p>￥184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229.7808">
            <text:p>￥230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JPY" office:value="200.699449733601">
            <text:p>￥201</text:p>
          </table:table-cell>
          <table:table-cell table:formula="of:=[.E9]*(1+[.F10])" office:value-type="currency" office:currency="JPY" office:value="225.5453">
            <text:p>￥226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JPY" office:value="191.590647497292">
            <text:p>￥192</text:p>
          </table:table-cell>
          <table:table-cell table:formula="of:=[.H9]*(1+[.I10])" office:value-type="currency" office:currency="JPY" office:value="208.9973">
            <text:p>￥209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JPY" office:value="172.725041322314">
            <text:p>￥173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248.163264">
            <text:p>￥248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JPY" office:value="202.575145525504">
            <text:p>￥203</text:p>
          </table:table-cell>
          <table:table-cell table:formula="of:=[.E10]*(1+[.F11])" office:value-type="currency" office:currency="JPY" office:value="241.333471">
            <text:p>￥241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JPY" office:value="188.941928868298">
            <text:p>￥189</text:p>
          </table:table-cell>
          <table:table-cell table:formula="of:=[.H10]*(1+[.I11])" office:value-type="currency" office:currency="JPY" office:value="213.177246">
            <text:p>￥213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JPY" office:value="160.163220135237">
            <text:p>￥160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263.05305984">
            <text:p>￥263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JPY" office:value="200.681919866387">
            <text:p>￥201</text:p>
          </table:table-cell>
          <table:table-cell table:formula="of:=[.E11]*(1+[.F12])" office:value-type="currency" office:currency="JPY" office:value="253.40014455">
            <text:p>￥253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JPY" office:value="182.847027937062">
            <text:p>￥183</text:p>
          </table:table-cell>
          <table:table-cell table:formula="of:=[.H11]*(1+[.I12])" office:value-type="currency" office:currency="JPY" office:value="217.44079092">
            <text:p>￥217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JPY" office:value="148.514985943583">
            <text:p>￥149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278.8362434304">
            <text:p>￥279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JPY" office:value="198.806387905019">
            <text:p>￥199</text:p>
          </table:table-cell>
          <table:table-cell table:formula="of:=[.E12]*(1+[.F13])" office:value-type="currency" office:currency="JPY" office:value="263.536150332">
            <text:p>￥264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JPY" office:value="175.26351064935">
            <text:p>￥175</text:p>
          </table:table-cell>
          <table:table-cell table:formula="of:=[.H12]*(1+[.I13])" office:value-type="currency" office:currency="JPY" office:value="217.44079092">
            <text:p>￥217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JPY" office:value="135.013623585076">
            <text:p>￥135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289.989693167616">
            <text:p>￥290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JPY" office:value="193.232377029177">
            <text:p>￥193</text:p>
          </table:table-cell>
          <table:table-cell table:formula="of:=[.E13]*(1+[.F14])" office:value-type="currency" office:currency="JPY" office:value="271.44223484196">
            <text:p>￥271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JPY" office:value="166.379185224729">
            <text:p>￥166</text:p>
          </table:table-cell>
          <table:table-cell table:formula="of:=[.H13]*(1+[.I14])" office:value-type="currency" office:currency="JPY" office:value="217.44079092">
            <text:p>￥217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JPY" office:value="122.739657804614">
            <text:p>￥123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301.589280894321">
            <text:p>￥302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JPY" office:value="187.814646832098">
            <text:p>￥188</text:p>
          </table:table-cell>
          <table:table-cell table:formula="of:=[.E14]*(1+[.F15])" office:value-type="currency" office:currency="JPY" office:value="276.871079538799">
            <text:p>￥277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JPY" office:value="156.411768598362">
            <text:p>￥156</text:p>
          </table:table-cell>
          <table:table-cell table:formula="of:=[.H14]*(1+[.I15])" office:value-type="currency" office:currency="JPY" office:value="217.44079092">
            <text:p>￥217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JPY" office:value="111.581507095104">
            <text:p>￥112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313.652852130094">
            <text:p>￥314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JPY" office:value="182.548815612506">
            <text:p>￥183</text:p>
          </table:table-cell>
          <table:table-cell table:formula="of:=[.E15]*(1+[.F16])" office:value-type="currency" office:currency="JPY" office:value="282.408501129575">
            <text:p>￥282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JPY" office:value="147.041478313668">
            <text:p>￥147</text:p>
          </table:table-cell>
          <table:table-cell table:formula="of:=[.H15]*(1+[.I16])" office:value-type="currency" office:currency="JPY" office:value="217.44079092">
            <text:p>￥217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JPY" office:value="101.437733722822">
            <text:p>￥101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319.925909172695">
            <text:p>￥320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JPY" office:value="174.01849712594">
            <text:p>￥174</text:p>
          </table:table-cell>
          <table:table-cell table:formula="of:=[.E16]*(1+[.F17])" office:value-type="currency" office:currency="JPY" office:value="285.232586140871">
            <text:p>￥285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JPY" office:value="136.877320826548">
            <text:p>￥137</text:p>
          </table:table-cell>
          <table:table-cell table:formula="of:=[.H16]*(1+[.I17])" office:value-type="currency" office:currency="JPY" office:value="217.44079092">
            <text:p>￥217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JPY" office:value="92.2161215662014">
            <text:p>￥9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326.324427356149">
            <text:p>￥326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JPY" office:value="165.886791652766">
            <text:p>￥166</text:p>
          </table:table-cell>
          <table:table-cell table:formula="of:=[.E17]*(1+[.F18])" office:value-type="currency" office:currency="JPY" office:value="288.08491200228">
            <text:p>￥288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JPY" office:value="127.415754870796">
            <text:p>￥127</text:p>
          </table:table-cell>
          <table:table-cell table:formula="of:=[.H17]*(1+[.I18])" office:value-type="currency" office:currency="JPY" office:value="217.44079092">
            <text:p>￥217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JPY" office:value="83.8328377874558">
            <text:p>￥84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2001.95307015833">
            <text:p>￥2.002</text:p>
          </table:table-cell>
          <table:table-cell/>
          <table:table-cell table:style-name="ce13"/>
          <table:table-cell table:formula="of:=SUM([.G8:.G18])" office:value-type="currency" office:currency="JPY" office:value="1763.55656056772">
            <text:p>￥1.764</text:p>
          </table:table-cell>
          <table:table-cell/>
          <table:table-cell table:style-name="ce18"/>
          <table:table-cell table:formula="of:=SUM([.J8:.J18])" office:value-type="currency" office:currency="JPY" office:value="1408.86909315916">
            <text:p>￥1.409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4894.86641034224">
            <text:p>￥4.895</text:p>
          </table:table-cell>
          <table:table-cell table:style-name="ce6"/>
          <table:table-cell table:formula="of:=[.B20]/(1+[.D2])^([.A18]+1/2)" office:value-type="currency" office:currency="JPY" office:value="2405.53221812166">
            <text:p>￥2.406</text:p>
          </table:table-cell>
          <table:table-cell table:formula="of:=[.E18]*[.D5]" office:value-type="currency" office:currency="JPY" office:value="4321.2736800342">
            <text:p>￥4.321</text:p>
          </table:table-cell>
          <table:table-cell table:style-name="ce13"/>
          <table:table-cell table:formula="of:=[.E20]/(1+[.D3])^([.A18]+1/2)" office:value-type="currency" office:currency="JPY" office:value="1834.84558613769">
            <text:p>￥1.835</text:p>
          </table:table-cell>
          <table:table-cell table:formula="of:=[.H18]*[.D5]" office:value-type="currency" office:currency="JPY" office:value="3261.6118638">
            <text:p>￥3.262</text:p>
          </table:table-cell>
          <table:table-cell table:style-name="ce18"/>
          <table:table-cell table:formula="of:=[.H20]/(1+[.D4])^([.A18]+1/2)" office:value-type="currency" office:currency="JPY" office:value="1198.9721187095">
            <text:p>￥1.1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2">12.02.2022</text:date>, <text:time>19:39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12T19:39:14.89</dc:date>
    <dc:creator>aaa </dc:creator>
    <meta:editing-duration>P3DT3H4M25S</meta:editing-duration>
    <meta:editing-cycles>61</meta:editing-cycles>
    <meta:generator>OpenOffice/4.1.5$Win32 OpenOffice.org_project/415m1$Build-9789</meta:generator>
    <meta:document-statistic meta:table-count="5" meta:cell-count="691" meta:object-count="0"/>
  </office:meta>
</office:document-meta>
</file>